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ster Placement</text:p>
      <text:p text:style-name="Standard">At the beginning of a combat event we need to determine the initial positions of all the monster combatants. <text:s/>Here is how we go about it:</text:p>
      <text:p text:style-name="Standard"/>
      <text:list xml:id="list34233841" text:style-name="L1">
        <text:list-item>
          <text:p text:style-name="P2">We determine how many monsters will be present and divide them up into the four possible directions from the party as specified by the combat definition editor.</text:p>
        </text:list-item>
        <text:list-item>
          <text:p text:style-name="P2">For each of the four directions we look for a Global Special ability named 'CombatPlacement'. If it is found we search the Special Ability for a script named 'PlaceMonsterClose', 'PlaceMonsterNear', or 'PlaceMonsterFar', depending on the choice made in the combat editor.. <text:s/>If found, we run it.</text:p>
        </text:list-item>
      </text:list>
      <text:p text:style-name="Standard">The script can control the placement of the monsters in that one direction. <text:s/>It can place the monsters wherever it chooses but it can only control those monsters that the editor said should be placed in the one particular direction.</text:p>
      <text:p text:style-name="Standard"/>
      <text:p text:style-name="Standard">The script controls monster placement by controlling a 'virtual' turtle. <text:s/>The turtle starts at the location of the party. <text:s/>It may very well be that there is no party member at that location (See <text:a xlink:type="simple" xlink:href="../SAPartyArrangement.html">Party Arrangement</text:a>). <text:s/>The script can tell the turtle to <text:s/>take a step <text:s/>forward, backward, left, or right. <text:s/>We avoid absolute directions <text:s/>like 'North' so that the same turtle commands will work for any of the four directions from the party. <text:s/>The turtle can also cause a monster to be placed at the turtle's current position.</text:p>
      <text:p text:style-name="Standard"/>
      <text:p text:style-name="Standard">For example, to place three monsters in a single rank six cells from the party the instructions might be:</text:p>
      <text:list xml:id="list34239024" text:style-name="L2">
        <text:list-item>
          <text:p text:style-name="P3">Forward six steps</text:p>
        </text:list-item>
        <text:list-item>
          <text:p text:style-name="P3">Place a monster</text:p>
        </text:list-item>
        <text:list-item>
          <text:p text:style-name="P3">Right one step</text:p>
        </text:list-item>
        <text:list-item>
          <text:p text:style-name="P3">Place a monster</text:p>
        </text:list-item>
        <text:list-item>
          <text:p text:style-name="P3">Left 2 steps</text:p>
        </text:list-item>
        <text:list-item>
          <text:p text:style-name="P3">Place a monster</text:p>
        </text:list-item>
      </text:list>
      <text:p text:style-name="Standard">The script issues these commands by executing $MonsterPlacement(string). <text:s/>The string contains single character commands which are executed one-at-a-time:</text:p>
      <text:list xml:id="list34229732" text:style-name="L3">
        <text:list-item>
          <text:p text:style-name="P4">'F' - One step forward</text:p>
        </text:list-item>
        <text:list-item>
          <text:p text:style-name="P4">'B' - One step Backward</text:p>
        </text:list-item>
        <text:list-item>
          <text:p text:style-name="P4">'R' - One step to the right</text:p>
        </text:list-item>
        <text:list-item>
          <text:p text:style-name="P4">'L' - One step to the left</text:p>
        </text:list-item>
        <text:list-item>
          <text:p text:style-name="P4">'P' - Plant a monster here.</text:p>
        </text:list-item>
        <text:list-item>
          <text:p text:style-name="P4">'?' - What kind of cell does the turtle occupy? <text:s/>A character will be added to the resulting status string. <text:s/>See Status Codes below.</text:p>
        </text:list-item>
        <text:list-item>
          <text:p text:style-name="P4">'S' - Sets the turtle size to the size of the next monster to be placed. <text:s/>This affects the results of the '?' command.</text:p>
        </text:list-item>
        <text:list-item>
          <text:p text:style-name="P4">'V' - 'Visible' - Enforce 'Line-of-Sight' placement. <text:s/>'P' commands are ignored unless the turtle can see any of the party members or previously placed monsters.</text:p>
        </text:list-item>
        <text:list-item>
          <text:p text:style-name="P4">'d' - Enforce a minimum distance from the nearest party member. <text:s/>Ignore any placement command in a cell that is less distant than the turtle's current distance from the party member nearest the turtle.</text:p>
        </text:list-item>
        <text:list-item>
          <text:p text:style-name="P4">'E' – Search the area around the turtle in an 'E'xpanding circle and place a monster in any position that meets the current limitations such as those imposed by 'd', 'b', 'V', etc.</text:p>
        </text:list-item>
        <text:list-item>
          <text:p text:style-name="P4">'f', 'b', 'l', 'r' – 'f'orward, 'b'ackward, 'l'eft, and 'r'ight <text:s/>limits. <text:s text:c="2"/>Draw perpendicular north/south and <text:soft-page-break/>east/west lines through the turtle. <text:s/>No monster can be placed 'f'orward, 'b'ackward, 'l'eft, or 'r'ight of the appropriate line. <text:s/>Notice that these lines would not be perpendicular as displayed on the combat screen. <text:s/>A north/south line would go from the top-left to the bottom-right of the screen.</text:p>
        </text:list-item>
        <text:list-item>
          <text:p text:style-name="P4">'u' and 'o' – P'u'sh and P'o'p the turtle's position. <text:s/>'Push' causes the turtle's position to be written down on a 3x5 card and the card is pushed onto a stack of such cards. <text:s/>'Pop' causes the top card in the stack to be removed and the turtle to be moved to the position written on the card. <text:s/>If you 'pop' when there are no cards on the stack, the turtle will be returned to its initial position at the party origin.</text:p>
        </text:list-item>
        <text:list-item>
          <text:p text:style-name="P4">'w', 'n', 'p', 's' – directions on a ship. <text:s/>Bo'w' is to the front (the direction in which the monsters are being placed). <text:s/>Ster'n' is toward the rear. <text:s/>The left side is the 'p'ort side. <text:s/>The right side is the 's'tarboard side. <text:s/>These commands cause the turtle to move in one of the four directions so as to be even with the party member who is the farthest advanced in that direction. <text:s/>For example, 'w' moves the turtle to the party rank closest to the monsters being placed. <text:s/>If we wanted to be sure that the monsters were placed at least one cell forward of the party we could supply the string “uwFbo”. <text:s/>This remembers the turtle's position, goes to the party's front rank, goes forward one step, sets the monster placement limit, and restores the turtle's initial position. </text:p>
        </text:list-item>
      </text:list>
      <text:p text:style-name="Standard"/>
      <text:p text:style-name="Standard">Any of the commands can also be preceded by an integer telling how many times to repeat the next step. <text:s/>The string for our example would be: <text:s/>“6FPRPLLP”.</text:p>
      <text:p text:style-name="Standard"/>
      <text:p text:style-name="Standard">The script can call this function as many times as is needed to position all of the monsters in a single direction. <text:s/></text:p>
      <text:p text:style-name="Standard"/>
      <text:p text:style-name="Heading">Status Codes</text:p>
      <text:p text:style-name="Standard"/>
      <text:p text:style-name="Standard">$MonsterPlacement() returns a string as status. <text:s/>A '0' (zero) indicates that the command contained a 'P' (to place a monster) but that there were no more monsters available to be placed.</text:p>
      <text:p text:style-name="Standard"/>
      <text:p text:style-name="Standard">Responses to the '? command. <text:s/>If the turtle size is other than one-by-one then it is possible that more than one status could apply. <text:s/>But you only receive the the one we discover first.</text:p>
      <text:list xml:id="list34247851" text:style-name="L4">
        <text:list-item>
          <text:p text:style-name="P5">'w' - Wall</text:p>
        </text:list-item>
        <text:list-item>
          <text:p text:style-name="P5">''s' – A lingering spell effect</text:p>
        </text:list-item>
        <text:list-item>
          <text:p text:style-name="P5">'o' – Occupied by another combatants</text:p>
        </text:list-item>
        <text:list-item>
          <text:p text:style-name="P5">'i' – Illegal location --- off the map</text:p>
        </text:list-item>
        <text:list-item>
          <text:p text:style-name="P5">'n' – Nothing. <text:s/>Empty cell.</text:p>
        </text:list-item>
      </text:list>
      <text:p text:style-name="Standard"/>
      <text:p text:style-name="Heading">Hook Parameters</text:p>
      <text:p text:style-name="Standard"/>
      <text:p text:style-name="Standard">None</text:p>
      <text:p text:style-name="Heading">Context</text:p>
      <text:p text:style-name="Standard"/>
      <text:p text:style-name="Standard"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58:41.18</meta:creation-date>
    <meta:generator>OpenOffice.org/3.2$Win32 OpenOffice.org_project/320m18$Build-9502</meta:generator>
    <dc:date>2011-11-12T14:16:20.89</dc:date>
    <dc:creator>Paul Stevens</dc:creator>
    <meta:editing-duration>PT09H49M00S</meta:editing-duration>
    <meta:editing-cycles>15</meta:editing-cycles>
    <meta:document-statistic meta:table-count="0" meta:image-count="0" meta:object-count="0" meta:page-count="2" meta:paragraph-count="41" meta:word-count="916" meta:character-count="5070"/>
  </office:meta>
</office:document-meta>
</file>